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f99fb" officeooo:paragraph-rsid="000f99fb"/>
    </style:style>
    <style:style style:name="P2" style:family="paragraph" style:parent-style-name="Standard" style:list-style-name="L1">
      <style:text-properties officeooo:rsid="0010821e" officeooo:paragraph-rsid="0010821e"/>
    </style:style>
    <style:style style:name="P3" style:family="paragraph" style:parent-style-name="Standard" style:list-style-name="L1">
      <style:text-properties officeooo:rsid="0010f0bc" officeooo:paragraph-rsid="0010f0bc"/>
    </style:style>
    <style:style style:name="T1" style:family="text">
      <style:text-properties officeooo:rsid="0010f0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26865938792380694" text:style-name="L1">
        <text:list-item>
          <text:p text:style-name="P1">Bivariate data studied:</text:p>
          <text:list>
            <text:list-item>
              <text:p text:style-name="P1">Type of professor</text:p>
            </text:list-item>
            <text:list-item>
              <text:p text:style-name="P1">Salary</text:p>
            </text:list-item>
          </text:list>
        </text:list-item>
        <text:list-item>
          <text:p text:style-name="P1">Depending on the type of data, different methods of visualization exist</text:p>
          <text:list>
            <text:list-item>
              <text:p text:style-name="P1">Quantitative-Qualitative</text:p>
              <text:list>
                <text:list-item>
                  <text:p text:style-name="P1">Comparative bar charts</text:p>
                </text:list-item>
                <text:list-item>
                  <text:p text:style-name="P1">Comparative pie charts</text:p>
                </text:list-item>
                <text:list-item>
                  <text:p text:style-name="P1">Stacked bar charts</text:p>
                </text:list-item>
              </text:list>
            </text:list-item>
            <text:list-item>
              <text:p text:style-name="P1">Quantitative-quantitative</text:p>
              <text:list>
                <text:list-item>
                  <text:p text:style-name="P1">Scatter plot</text:p>
                </text:list-item>
                <text:list-item>
                  <text:p text:style-name="P1">Line of best fit</text:p>
                </text:list-item>
                <text:list-item>
                  <text:p text:style-name="P1">What pattern or form is there?</text:p>
                  <text:list>
                    <text:list-item>
                      <text:p text:style-name="P1">Straight line up or down</text:p>
                    </text:list-item>
                    <text:list-item>
                      <text:p text:style-name="P1">Curve</text:p>
                    </text:list-item>
                    <text:list-item>
                      <text:p text:style-name="P1">Nothing</text:p>
                    </text:list-item>
                  </text:list>
                </text:list-item>
                <text:list-item>
                  <text:p text:style-name="P1">Any unusual observations</text:p>
                  <text:list>
                    <text:list-item>
                      <text:p text:style-name="P1">Clusters or outliers</text:p>
                    </text:list-item>
                  </text:list>
                </text:list-item>
                <text:list-item>
                  <text:p text:style-name="P1">How strong is the pattern?</text:p>
                  <text:list>
                    <text:list-item>
                      <text:p text:style-name="P1">How far from the supposed correlation points ar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Numerical measures of correlation</text:p>
          <text:list>
            <text:list-item>
              <text:p text:style-name="P2">This course only looks at linear patterns</text:p>
            </text:list-item>
          </text:list>
        </text:list-item>
        <text:list-item>
          <text:p text:style-name="P3">The regression line</text:p>
          <text:list>
            <text:list-item>
              <text:p text:style-name="P3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10:06:46.557887592</meta:creation-date>
    <dc:date>2014-09-18T10:30:32.161391246</dc:date>
    <meta:editing-duration>PT8M35S</meta:editing-duration>
    <meta:editing-cycles>2</meta:editing-cycles>
    <meta:generator>LibreOffice/4.3.1.2$Linux_X86_64 LibreOffice_project/430m0$Build-2</meta:generator>
    <meta:document-statistic meta:table-count="0" meta:image-count="0" meta:object-count="0" meta:page-count="1" meta:paragraph-count="23" meta:word-count="104" meta:character-count="556" meta:non-whitespace-character-count="497"/>
  </office:meta>
</office:document-meta>
</file>